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490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491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492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493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494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8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495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490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491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492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493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494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8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495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490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491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492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493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494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8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495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490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491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492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493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494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8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495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>
      <style:graphic-properties draw:ole-draw-aspect="1" style:protect="size"/>
    </style:style>
    <style:style style:name="gr35" style:family="graphic" style:parent-style-name="standard">
      <style:graphic-properties svg:stroke-width="0cm" draw:marker-start-width="0.279cm" draw:marker-end-width="0.279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36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37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38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490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491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492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493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494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28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495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0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4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cm" fo:padding-top="0.087cm" fo:padding-bottom="0.087cm" fo:padding-left="0.212cm" fo:padding-right="0.212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-0.475cm" svg:height="-0.767cm" svg:x="7.329cm" svg:y="1.063cm" draw:kind="arc" draw:start-angle="180.43" draw:end-angle="0.26">
            <text:p/>
          </draw:ellipse>
          <draw:ellipse draw:style-name="gr2" draw:text-style-name="P1" draw:layer="layout" svg:width="-0.474cm" svg:height="-0.767cm" svg:x="6.855cm" svg:y="1.063cm" draw:kind="arc" draw:start-angle="180.43" draw:end-angle="0.26">
            <text:p/>
          </draw:ellipse>
          <draw:ellipse draw:style-name="gr3" draw:text-style-name="P1" draw:layer="layout" svg:width="-0.474cm" svg:height="-0.768cm" svg:x="6.381cm" svg:y="1.063cm" draw:kind="arc" draw:start-angle="180.43" draw:end-angle="0.26">
            <text:p/>
          </draw:ellipse>
          <draw:ellipse draw:style-name="gr4" draw:text-style-name="P1" draw:layer="layout" svg:width="-0.475cm" svg:height="-0.767cm" svg:x="5.908cm" svg:y="1.063cm" draw:kind="arc" draw:start-angle="180.43" draw:end-angle="0.26">
            <text:p/>
          </draw:ellipse>
          <draw:line draw:style-name="gr5" draw:text-style-name="P1" draw:layer="layout" svg:x1="5.434cm" svg:y1="0.681cm" svg:x2="5.141cm" svg:y2="0.681cm">
            <text:p/>
          </draw:line>
          <draw:line draw:style-name="gr6" draw:text-style-name="P1" draw:layer="layout" svg:x1="7.62cm" svg:y1="0.681cm" svg:x2="7.329cm" svg:y2="0.681cm">
            <text:p/>
          </draw:line>
        </draw:g>
        <draw:g>
          <draw:line draw:style-name="gr7" draw:text-style-name="P1" draw:layer="layout" svg:x1="5.086cm" svg:y1="3.015cm" svg:x2="5.201cm" svg:y2="3.015cm">
            <text:p/>
          </draw:line>
          <draw:rect draw:style-name="gr8" draw:text-style-name="P2" draw:layer="layout" svg:width="0.343cm" svg:height="0.224cm" svg:x="5.201cm" svg:y="2.904cm">
            <text:p/>
          </draw:rect>
          <draw:line draw:style-name="gr9" draw:text-style-name="P1" draw:layer="layout" svg:x1="5.659cm" svg:y1="3.015cm" svg:x2="5.544cm" svg:y2="3.015cm">
            <text:p/>
          </draw:line>
        </draw:g>
        <draw:g>
          <draw:ellipse draw:style-name="gr10" draw:text-style-name="P1" draw:layer="layout" svg:width="-0.134cm" svg:height="-0.322cm" svg:x="6.268cm" svg:y="3.176cm" draw:kind="arc" draw:start-angle="180.43" draw:end-angle="0.26">
            <text:p/>
          </draw:ellipse>
          <draw:ellipse draw:style-name="gr11" draw:text-style-name="P1" draw:layer="layout" svg:width="-0.134cm" svg:height="-0.322cm" svg:x="6.134cm" svg:y="3.176cm" draw:kind="arc" draw:start-angle="180.43" draw:end-angle="0.26">
            <text:p/>
          </draw:ellipse>
          <draw:ellipse draw:style-name="gr12" draw:text-style-name="P1" draw:layer="layout" svg:width="-0.135cm" svg:height="-0.322cm" svg:x="6cm" svg:y="3.176cm" draw:kind="arc" draw:start-angle="180.43" draw:end-angle="0.26">
            <text:p/>
          </draw:ellipse>
          <draw:ellipse draw:style-name="gr13" draw:text-style-name="P1" draw:layer="layout" svg:width="-0.135cm" svg:height="-0.322cm" svg:x="5.866cm" svg:y="3.176cm" draw:kind="arc" draw:start-angle="180.43" draw:end-angle="0.26">
            <text:p/>
          </draw:ellipse>
          <draw:line draw:style-name="gr14" draw:text-style-name="P1" draw:layer="layout" svg:x1="5.732cm" svg:y1="3.016cm" svg:x2="5.649cm" svg:y2="3.016cm">
            <text:p/>
          </draw:line>
          <draw:line draw:style-name="gr15" draw:text-style-name="P1" draw:layer="layout" svg:x1="6.35cm" svg:y1="3.016cm" svg:x2="6.268cm" svg:y2="3.016cm">
            <text:p/>
          </draw:line>
        </draw:g>
        <draw:g>
          <draw:line draw:style-name="gr16" draw:text-style-name="P1" draw:layer="layout" svg:x1="6.35cm" svg:y1="3.016cm" svg:x2="6.465cm" svg:y2="3.016cm">
            <text:p/>
          </draw:line>
          <draw:rect draw:style-name="gr17" draw:text-style-name="P2" draw:layer="layout" svg:width="0.343cm" svg:height="0.224cm" svg:x="6.465cm" svg:y="2.905cm">
            <text:p/>
          </draw:rect>
          <draw:line draw:style-name="gr18" draw:text-style-name="P1" draw:layer="layout" svg:x1="6.923cm" svg:y1="3.016cm" svg:x2="6.808cm" svg:y2="3.016cm">
            <text:p/>
          </draw:line>
        </draw:g>
        <draw:g>
          <draw:ellipse draw:style-name="gr19" draw:text-style-name="P1" draw:layer="layout" svg:width="-0.134cm" svg:height="-0.322cm" svg:x="7.54cm" svg:y="3.176cm" draw:kind="arc" draw:start-angle="180.43" draw:end-angle="0.26">
            <text:p/>
          </draw:ellipse>
          <draw:ellipse draw:style-name="gr20" draw:text-style-name="P1" draw:layer="layout" svg:width="-0.134cm" svg:height="-0.322cm" svg:x="7.406cm" svg:y="3.176cm" draw:kind="arc" draw:start-angle="180.43" draw:end-angle="0.26">
            <text:p/>
          </draw:ellipse>
          <draw:ellipse draw:style-name="gr21" draw:text-style-name="P1" draw:layer="layout" svg:width="-0.135cm" svg:height="-0.322cm" svg:x="7.272cm" svg:y="3.176cm" draw:kind="arc" draw:start-angle="180.43" draw:end-angle="0.26">
            <text:p/>
          </draw:ellipse>
          <draw:ellipse draw:style-name="gr22" draw:text-style-name="P1" draw:layer="layout" svg:width="-0.135cm" svg:height="-0.322cm" svg:x="7.138cm" svg:y="3.176cm" draw:kind="arc" draw:start-angle="180.43" draw:end-angle="0.26">
            <text:p/>
          </draw:ellipse>
          <draw:line draw:style-name="gr23" draw:text-style-name="P1" draw:layer="layout" svg:x1="7.004cm" svg:y1="3.016cm" svg:x2="6.921cm" svg:y2="3.016cm">
            <text:p/>
          </draw:line>
          <draw:line draw:style-name="gr24" draw:text-style-name="P1" draw:layer="layout" svg:x1="7.622cm" svg:y1="3.016cm" svg:x2="7.54cm" svg:y2="3.016cm">
            <text:p/>
          </draw:line>
        </draw:g>
        <draw:g>
          <draw:line draw:style-name="gr25" draw:text-style-name="P1" draw:layer="layout" svg:x1="3.826cm" svg:y1="3.016cm" svg:x2="3.941cm" svg:y2="3.016cm">
            <text:p/>
          </draw:line>
          <draw:rect draw:style-name="gr26" draw:text-style-name="P2" draw:layer="layout" svg:width="0.343cm" svg:height="0.223cm" svg:x="3.941cm" svg:y="2.905cm">
            <text:p/>
          </draw:rect>
          <draw:line draw:style-name="gr27" draw:text-style-name="P1" draw:layer="layout" svg:x1="4.399cm" svg:y1="3.016cm" svg:x2="4.284cm" svg:y2="3.016cm">
            <text:p/>
          </draw:line>
        </draw:g>
        <draw:g>
          <draw:ellipse draw:style-name="gr28" draw:text-style-name="P1" draw:layer="layout" svg:width="-0.134cm" svg:height="-0.322cm" svg:x="5.008cm" svg:y="3.176cm" draw:kind="arc" draw:start-angle="180.43" draw:end-angle="0.26">
            <text:p/>
          </draw:ellipse>
          <draw:ellipse draw:style-name="gr29" draw:text-style-name="P1" draw:layer="layout" svg:width="-0.134cm" svg:height="-0.322cm" svg:x="4.874cm" svg:y="3.176cm" draw:kind="arc" draw:start-angle="180.43" draw:end-angle="0.26">
            <text:p/>
          </draw:ellipse>
          <draw:ellipse draw:style-name="gr30" draw:text-style-name="P1" draw:layer="layout" svg:width="-0.135cm" svg:height="-0.322cm" svg:x="4.74cm" svg:y="3.176cm" draw:kind="arc" draw:start-angle="180.43" draw:end-angle="0.26">
            <text:p/>
          </draw:ellipse>
          <draw:ellipse draw:style-name="gr31" draw:text-style-name="P1" draw:layer="layout" svg:width="-0.135cm" svg:height="-0.322cm" svg:x="4.606cm" svg:y="3.176cm" draw:kind="arc" draw:start-angle="180.43" draw:end-angle="0.26">
            <text:p/>
          </draw:ellipse>
          <draw:line draw:style-name="gr32" draw:text-style-name="P1" draw:layer="layout" svg:x1="4.472cm" svg:y1="3.016cm" svg:x2="4.389cm" svg:y2="3.016cm">
            <text:p/>
          </draw:line>
          <draw:line draw:style-name="gr33" draw:text-style-name="P1" draw:layer="layout" svg:x1="5.09cm" svg:y1="3.016cm" svg:x2="5.008cm" svg:y2="3.016cm">
            <text:p/>
          </draw:line>
        </draw:g>
        <draw:frame draw:style-name="gr34" draw:layer="layout" svg:width="0.865cm" svg:height="0.44cm" svg:x="3.738cm" svg:y="3.2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4" draw:layer="layout" svg:width="0.871cm" svg:height="0.44cm" svg:x="4.968cm" svg:y="3.2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4" draw:layer="layout" svg:width="0.866cm" svg:height="0.44cm" svg:x="6.238cm" svg:y="3.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layer="layout" svg:width="1.176cm" svg:height="0.44cm" svg:x="4.237cm" svg:y="2.2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4" draw:layer="layout" svg:width="1.182cm" svg:height="0.44cm" svg:x="5.405cm" svg:y="2.2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4" draw:layer="layout" svg:width="1.177cm" svg:height="0.44cm" svg:x="6.686cm" svg:y="2.23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custom-shape draw:style-name="gr35" draw:text-style-name="P3" draw:layer="layout" svg:width="0.803cm" svg:height="0.803cm" svg:x="4.176cm" svg:y="0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layer="layout" svg:width="0.538cm" svg:height="0.469cm" svg:x="4.289cm" svg:y="0.924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34" draw:layer="layout" svg:width="0.538cm" svg:height="0.469cm" svg:x="4.298cm" svg:y="1.32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line draw:style-name="gr36" draw:text-style-name="P3" draw:layer="layout" svg:x1="5.162cm" svg:y1="0.681cm" svg:x2="4.572cm" svg:y2="0.681cm">
            <text:p/>
          </draw:line>
          <draw:line draw:style-name="gr36" draw:text-style-name="P3" draw:layer="layout" svg:x1="4.572cm" svg:y1="0.956cm" svg:x2="4.572cm" svg:y2="0.681cm">
            <text:p/>
          </draw:line>
        </draw:g>
        <draw:line draw:style-name="gr36" draw:text-style-name="P3" draw:layer="layout" svg:x1="4.572cm" svg:y1="1.758cm" svg:x2="4.572cm" svg:y2="1.901cm">
          <text:p/>
        </draw:line>
        <draw:line draw:style-name="gr36" draw:text-style-name="P3" draw:layer="layout" svg:x1="4.572cm" svg:y1="1.898cm" svg:x2="7.62cm" svg:y2="1.898cm">
          <text:p/>
        </draw:line>
        <draw:line draw:style-name="gr36" draw:text-style-name="P3" draw:layer="layout" svg:x1="7.62cm" svg:y1="1.901cm" svg:x2="7.62cm" svg:y2="0.681cm">
          <text:p/>
        </draw:line>
        <draw:custom-shape draw:style-name="gr35" draw:text-style-name="P3" draw:layer="layout" svg:width="0.803cm" svg:height="0.803cm" svg:x="3.241cm" svg:y="3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layer="layout" svg:width="0.538cm" svg:height="0.469cm" svg:x="3.354cm" svg:y="3.64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4" draw:layer="layout" svg:width="0.538cm" svg:height="0.469cm" svg:x="3.363cm" svg:y="4.04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36" draw:text-style-name="P3" draw:layer="layout" svg:x1="3.637cm" svg:y1="3.677cm" svg:x2="3.637cm" svg:y2="3.402cm">
          <text:p/>
        </draw:line>
        <draw:line draw:style-name="gr36" draw:text-style-name="P3" draw:layer="layout" svg:x1="3.637cm" svg:y1="4.479cm" svg:x2="3.637cm" svg:y2="4.622cm">
          <text:p/>
        </draw:line>
        <draw:line draw:style-name="gr36" draw:text-style-name="P3" draw:layer="layout" svg:x1="3.637cm" svg:y1="3.413cm" svg:x2="3.647cm" svg:y2="3.006cm">
          <text:p/>
        </draw:line>
        <draw:line draw:style-name="gr36" draw:text-style-name="P3" draw:layer="layout" svg:x1="3.637cm" svg:y1="3.016cm" svg:x2="3.85cm" svg:y2="3.016cm">
          <text:p/>
        </draw:line>
        <draw:line draw:style-name="gr36" draw:text-style-name="P3" draw:layer="layout" svg:x1="3.637cm" svg:y1="4.612cm" svg:x2="7.64cm" svg:y2="4.612cm">
          <text:p/>
        </draw:line>
        <draw:line draw:style-name="gr36" draw:text-style-name="P3" draw:layer="layout" svg:x1="7.635cm" svg:y1="4.612cm" svg:x2="7.635cm" svg:y2="3.007cm">
          <text:p/>
        </draw:line>
        <draw:frame draw:style-name="gr34" draw:layer="layout" svg:width="0.66cm" svg:height="0.576cm" svg:x="3.536cm" svg:y="1.09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4" draw:layer="layout" svg:width="0.66cm" svg:height="0.576cm" svg:x="4.023cm" svg:y="3.77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37" draw:text-style-name="P3" draw:layer="layout" svg:x1="5.517cm" svg:y1="0.956cm" svg:x2="6.32cm" svg:y2="0.956cm">
          <text:p/>
        </draw:line>
        <draw:frame draw:style-name="gr34" draw:layer="layout" svg:width="0.567cm" svg:height="0.576cm" svg:x="6.322cm" svg:y="0.84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37" draw:text-style-name="P3" draw:layer="layout" svg:x1="5.201cm" svg:y1="3.687cm" svg:x2="6.004cm" svg:y2="3.687cm">
          <text:p/>
        </draw:line>
        <draw:frame draw:style-name="gr34" draw:layer="layout" svg:width="0.567cm" svg:height="0.576cm" svg:x="5.354cm" svg:y="3.74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g>
          <draw:line draw:style-name="gr38" draw:text-style-name="P1" draw:layer="layout" svg:x1="1.31cm" svg:y1="0.923cm" svg:x2="1.425cm" svg:y2="0.923cm">
            <text:p/>
          </draw:line>
          <draw:rect draw:style-name="gr39" draw:text-style-name="P2" draw:layer="layout" svg:width="0.343cm" svg:height="0.224cm" svg:x="1.425cm" svg:y="0.812cm">
            <text:p/>
          </draw:rect>
          <draw:line draw:style-name="gr40" draw:text-style-name="P1" draw:layer="layout" svg:x1="1.883cm" svg:y1="0.923cm" svg:x2="1.768cm" svg:y2="0.923cm">
            <text:p/>
          </draw:line>
        </draw:g>
        <draw:g>
          <draw:ellipse draw:style-name="gr41" draw:text-style-name="P1" draw:layer="layout" svg:width="-0.134cm" svg:height="-0.322cm" svg:x="2.509cm" svg:y="1.084cm" draw:kind="arc" draw:start-angle="180.43" draw:end-angle="0.26">
            <text:p/>
          </draw:ellipse>
          <draw:ellipse draw:style-name="gr42" draw:text-style-name="P1" draw:layer="layout" svg:width="-0.134cm" svg:height="-0.322cm" svg:x="2.375cm" svg:y="1.084cm" draw:kind="arc" draw:start-angle="180.43" draw:end-angle="0.26">
            <text:p/>
          </draw:ellipse>
          <draw:ellipse draw:style-name="gr43" draw:text-style-name="P1" draw:layer="layout" svg:width="-0.135cm" svg:height="-0.322cm" svg:x="2.241cm" svg:y="1.084cm" draw:kind="arc" draw:start-angle="180.43" draw:end-angle="0.26">
            <text:p/>
          </draw:ellipse>
          <draw:ellipse draw:style-name="gr44" draw:text-style-name="P1" draw:layer="layout" svg:width="-0.135cm" svg:height="-0.322cm" svg:x="2.107cm" svg:y="1.084cm" draw:kind="arc" draw:start-angle="180.43" draw:end-angle="0.26">
            <text:p/>
          </draw:ellipse>
          <draw:line draw:style-name="gr45" draw:text-style-name="P1" draw:layer="layout" svg:x1="1.973cm" svg:y1="0.924cm" svg:x2="1.89cm" svg:y2="0.924cm">
            <text:p/>
          </draw:line>
          <draw:line draw:style-name="gr46" draw:text-style-name="P1" draw:layer="layout" svg:x1="2.591cm" svg:y1="0.924cm" svg:x2="2.509cm" svg:y2="0.924cm">
            <text:p/>
          </draw:line>
        </draw:g>
        <draw:frame draw:style-name="gr34" draw:layer="layout" svg:width="0.752cm" svg:height="0.388cm" svg:x="1.148cm" svg:y="1.07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4" draw:layer="layout" svg:width="1.005cm" svg:height="0.388cm" svg:x="1.565cm" svg:y="0.33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7" draw:text-style-name="P4" draw:layer="layout" svg:width="1.002cm" svg:height="0.835cm" svg:x="7.715cm" svg:y="0.822cm">
          <draw:text-box>
            <text:p><text:span text:style-name="T1">الف</text:span></text:p>
          </draw:text-box>
        </draw:frame>
        <draw:frame draw:style-name="gr47" draw:text-style-name="P4" draw:layer="layout" svg:width="0.638cm" svg:height="0.835cm" svg:x="0.477cm" svg:y="0.101cm">
          <draw:text-box>
            <text:p><text:span text:style-name="T1">با</text:span></text:p>
          </draw:text-box>
        </draw:frame>
        <draw:frame draw:style-name="gr48" draw:text-style-name="P4" draw:layer="layout" svg:width="0.587cm" svg:height="0.886cm" svg:x="8.059cm" svg:y="3.858cm">
          <draw:text-box>
            <text:p><text:span text:style-name="T1">د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i>R</math:mi>
        <math:mn>1</math:mn>
      </math:msub>
    </math:mrow>
    <math:annotation math:encoding="StarMath 5.0">%DELTA R_1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1</math:mn>
      </math:msub>
      <math:mo math:stretchy="false">ˆ</math:mo>
    </math:mover>
    <math:annotation math:encoding="StarMath 5.0">hat {V}_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1</math:mn>
      </math:msub>
      <math:mo math:stretchy="false">ˆ</math:mo>
    </math:mover>
    <math:annotation math:encoding="StarMath 5.0">hat {V}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1</math:mn>
      </math:msub>
      <math:mo math:stretchy="false">ˆ</math:mo>
    </math:mover>
    <math:annotation math:encoding="StarMath 5.0">hat {I}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i>R</math:mi>
        <math:mn>2</math:mn>
      </math:msub>
    </math:mrow>
    <math:annotation math:encoding="StarMath 5.0">%DELTA R_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1</math:mn>
      </math:msub>
      <math:mo math:stretchy="false">ˆ</math:mo>
    </math:mover>
    <math:annotation math:encoding="StarMath 5.0">hat {I}_1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i>R</math:mi>
    </math:mrow>
    <math:annotation math:encoding="StarMath 5.0">%DELTA R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Δ</math:mo>
      <math:mi>X</math:mi>
    </math:mrow>
    <math:annotation math:encoding="StarMath 5.0">j %DELTA 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i>R</math:mi>
        <math:mn>3</math:mn>
      </math:msub>
    </math:mrow>
    <math:annotation math:encoding="StarMath 5.0">%DELTA R_3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Δ</math:mo>
      <math:msub>
        <math:mi>X</math:mi>
        <math:mn>1</math:mn>
      </math:msub>
    </math:mrow>
    <math:annotation math:encoding="StarMath 5.0">j %DELTA X_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Δ</math:mo>
      <math:msub>
        <math:mi>X</math:mi>
        <math:mn>2</math:mn>
      </math:msub>
    </math:mrow>
    <math:annotation math:encoding="StarMath 5.0">j %DELTA X_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Δ</math:mo>
      <math:msub>
        <math:mi>X</math:mi>
        <math:mn>3</math:mn>
      </math:msub>
    </math:mrow>
    <math:annotation math:encoding="StarMath 5.0">j %DELTA X_3</math:annotation>
  </math:semantics>
</math:math>
</file>